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6cm"/>
    </style:style>
    <style:style style:name="Tabelle1.B" style:family="table-column">
      <style:table-column-properties style:column-width="5.622cm"/>
    </style:style>
    <style:style style:name="Tabelle1.C" style:family="table-column">
      <style:table-column-properties style:column-width="5.719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9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0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9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2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1f1f1f" loext:opacity="100%" style:font-name="Google Sans Text" fo:font-weight="bold" fo:background-color="transparent" loext:char-shading-value="0"/>
    </style:style>
    <style:style style:name="T2" style:family="text">
      <style:text-properties fo:color="#1f1f1f" loext:opacity="100%" fo:background-color="transparent" loext:char-shading-value="0"/>
    </style:style>
    <style:style style:name="T3" style:family="text">
      <style:text-properties fo:color="#1f1f1f" loext:opacity="100%" style:font-name="Google Sans Text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pgate4</text:h>
      <text:h text:style-name="P2" text:outline-level="2">Hochverfügbares APRS-IS Gateway &amp; Message-Relay-Engine</text:h>
      <text:h text:style-name="P3" text:outline-level="3">1. Systemarchitektur und Design-Paradigma</text:h>
      <text:p text:style-name="P4">udpgate4 ist als zustandsorientiertes Netzwerk-Gateway konzipiert. Während die zuvor dokumentierten Tools eher einfache Routing- oder Demodulations-Aufgaben übernehmen, verwaltet udpgate4 komplexe TCP-Sitzungen und implementiert die vollständige IGATE-Logik (Internet Gateway) gemäß den APRS-Spezifikationen.</text:p>
      <text:p text:style-name="P5">Architektonische Kernpunkte:</text:p>
      <text:list text:style-name="L1">
        <text:list-item>
          <text:p text:style-name="P6"><text:span text:style-name="T1">Asynchrones I/O-Management:</text:span><text:span text:style-name="T2"> </text:span><text:span text:style-name="T3">Das Programm nutzt einen zentralen select()-basierten Event-Loop, um hunderte gleichzeitige TCP-Verbindungen (Clients und Server) sowie UDP-Datenströme ohne Threading-Overhead zu verarbeiten.</text:span></text:p>
        </text:list-item>
        <text:list-item>
          <text:p text:style-name="P6"><text:span text:style-name="T1">Dual-Stack-Betrieb:</text:span><text:span text:style-name="T2"> </text:span><text:span text:style-name="T3">Es verarbeitet gleichzeitig lokale AXUDP-Frames und standardisierte APRS-IS TCP-Streams.</text:span></text:p>
        </text:list-item>
        <text:list-item>
          <text:p text:style-name="P7"><text:span text:style-name="T1">Zustandsgesteuerte TCP-Maschine:</text:span><text:span text:style-name="T2"> </text:span><text:span text:style-name="T3">Jede Verbindung zu einem APRS-IS Server durchläuft einen strikten Handshake (Login, Authentifizierung mit Passcode, Filter-Setzung).</text:span></text:p>
        </text:list-item>
      </text:list>
      <text:p text:style-name="P8"/>
      <text:h text:style-name="P9" text:outline-level="3">2. Detaillierte Parameter-Dokumentation (Experten-Modus)</text:h>
      <text:p text:style-name="P4">Die Parameter von udpgate4 sind oft hierarchisch aufgebaut. Globale Parameter definieren die Identität, während spezifische Flags das Verhalten des Gateways steuern.</text:p>
      <text:h text:style-name="P10" text:outline-level="4">Identität und Basis-Konfiguration</text:h>
      <text:list text:style-name="L2">
        <text:list-item>
          <text:p text:style-name="P11">-s &lt;host:port&gt; (APRS-IS Server):</text:p>
        </text:list-item>
      </text:list>
      <text:list text:style-name="L3">
        <text:list-item>
          <text:p text:style-name="P12"><text:span text:style-name="T1">Expert:</text:span><text:span text:style-name="T2"> </text:span><text:span text:style-name="T3">Baut eine persistente TCP-Verbindung zu einem Tier-2 APRS-Server auf. Bei Verbindungsabbruch implementiert das Programm einen exponentiellen Backoff-Algorithmus für den Reconnect.</text:span></text:p>
        </text:list-item>
      </text:list>
      <text:list text:style-name="L4">
        <text:list-item>
          <text:p text:style-name="P13">-u &lt;port&gt; (AXUDP Listener):</text:p>
        </text:list-item>
      </text:list>
      <text:list text:style-name="L5">
        <text:list-item>
          <text:p text:style-name="P14"><text:span text:style-name="T1">Expert:</text:span><text:span text:style-name="T2"> </text:span><text:span text:style-name="T3">Der lokale Port für eintreffende AX.25-Pakete von sondeudp oder udpbox. Diese Pakete werden (nach Filterung) ins Internet "gegatet".</text:span></text:p>
        </text:list-item>
      </text:list>
      <text:list text:style-name="L6">
        <text:list-item>
          <text:p text:style-name="P15">-I &lt;callsign-SSID&gt;:</text:p>
        </text:list-item>
      </text:list>
      <text:list text:style-name="L7">
        <text:list-item>
          <text:p text:style-name="P16"><text:span text:style-name="T1">Expert:</text:span><text:span text:style-name="T2"> </text:span><text:span text:style-name="T3">Setzt die eigene Identität. Dies ist entscheidend für das qAC-Konstrukt im APRS-Header, um die Paket-Herkunft im globalen Netz zu markieren.</text:span></text:p>
        </text:list-item>
      </text:list>
      <text:list text:style-name="L8">
        <text:list-item>
          <text:p text:style-name="P17">-p &lt;passcode&gt;:</text:p>
        </text:list-item>
      </text:list>
      <text:list text:style-name="L9">
        <text:list-item>
          <text:p text:style-name="P18"><text:soft-page-break/><text:span text:style-name="T1">Expert:</text:span><text:span text:style-name="T2"> </text:span><text:span text:style-name="T3">Der numerische APRS-IS Validierungscode (basierend auf dem Rufzeichen). Ohne korrekten Passcode werden Pakete vom Server verworfen.</text:span></text:p>
        </text:list-item>
      </text:list>
      <text:h text:style-name="P19" text:outline-level="4">Filter- und IGATE-Mechanismen</text:h>
      <text:list text:style-name="L10">
        <text:list-item>
          <text:p text:style-name="P20">-n &lt;filter_string&gt;:</text:p>
        </text:list-item>
      </text:list>
      <text:list text:style-name="L11">
        <text:list-item>
          <text:p text:style-name="P21"><text:span text:style-name="T1">Expert:</text:span><text:span text:style-name="T2"> </text:span><text:span text:style-name="T3">Definiert den serverseitigen APRS-IS Filter (z.B. m/50 für Objekte im 50km Umkreis).</text:span></text:p>
        </text:list-item>
      </text:list>
      <text:list text:style-name="L12">
        <text:list-item>
          <text:p text:style-name="P22">-R &lt;radius&gt; (Local Range Filter):</text:p>
        </text:list-item>
      </text:list>
      <text:list text:style-name="L13">
        <text:list-item>
          <text:p text:style-name="P23"><text:span text:style-name="T1">Expert:</text:span><text:span text:style-name="T2"> </text:span><text:span text:style-name="T3">Ein clientseitiger Filter. Nur Pakete, deren Koordinaten innerhalb dieses Radius liegen, werden vom Internet ins lokale UDP-Netzwerk weitergeleitet (Gating IS-&gt;RF).</text:span></text:p>
        </text:list-item>
      </text:list>
      <text:list text:style-name="L14">
        <text:list-item>
          <text:p text:style-name="P24">-g &lt;igate_options&gt;:</text:p>
        </text:list-item>
      </text:list>
      <text:list text:style-name="L15">
        <text:list-item>
          <text:p text:style-name="P25"><text:span text:style-name="T1">Expert:</text:span><text:span text:style-name="T2"> </text:span><text:span text:style-name="T3">Aktiviert spezifische IGATE-Funktionen. +g erlaubt das Gating von RF zu IS, -g unterdrückt dies.</text:span></text:p>
        </text:list-item>
      </text:list>
      <text:list text:style-name="L16">
        <text:list-item>
          <text:p text:style-name="P26">-w &lt;port&gt; (Webserver):</text:p>
        </text:list-item>
      </text:list>
      <text:list text:style-name="L17">
        <text:list-item>
          <text:p text:style-name="P27"><text:span text:style-name="T1">Expert:</text:span><text:span text:style-name="T2"> </text:span><text:span text:style-name="T3">Aktiviert einen integrierten HTTP-Server zur Statusüberwachung. Hier können Statistiken über durchgereichte Pakete, aktive Verbindungen und Hash-Kollisionen eingesehen werden.</text:span></text:p>
        </text:list-item>
      </text:list>
      <text:p text:style-name="P8"/>
      <text:h text:style-name="P9" text:outline-level="3">3. Interne Logik: Gating, Hashing und Deduplizierung</text:h>
      <text:h text:style-name="P10" text:outline-level="4">Die Hash-Tabelle (udpgate4_HASHSIZE 65536)</text:h>
      <text:p text:style-name="P28">Um Netzwerkschleifen zwischen Internet und RF zu vermeiden, implementiert udpgate4 eine massive Hash-Tabelle.</text:p>
      <text:list text:style-name="L18">
        <text:list-item>
          <text:p text:style-name="P29"><text:span text:style-name="T1">Paket-Fingerprinting:</text:span><text:span text:style-name="T2"> </text:span><text:span text:style-name="T3">Von jedem Paket (Callsign + Payload) wird ein 32-Bit Hash erzeugt.</text:span></text:p>
        </text:list-item>
        <text:list-item>
          <text:p text:style-name="P29"><text:span text:style-name="T1">Kollisionsprüfung:</text:span><text:span text:style-name="T2"> </text:span><text:span text:style-name="T3">Da die Tabelle 65.536 Einträge groß ist, ist die Wahrscheinlichkeit, dass zwei unterschiedliche APRS-Pakete denselben Hash erzeugen, minimal.</text:span></text:p>
        </text:list-item>
        <text:list-item>
          <text:p text:style-name="P30"><text:span text:style-name="T1">Bidirektionale Sperre:</text:span><text:span text:style-name="T2"> </text:span><text:span text:style-name="T3">Ein Paket, das gerade von RF ins Internet gesendet wurde, wird für einige Sekunden für den Rückweg (IS -&gt; RF) gesperrt.</text:span></text:p>
        </text:list-item>
      </text:list>
      <text:h text:style-name="P19" text:outline-level="4">IGATE-Pfad-Modifikation</text:h>
      <text:p text:style-name="P28">Beim Gating von RF zu IS modifiziert udpgate4 den AX.25-Pfad:</text:p>
      <text:list text:style-name="L19">
        <text:list-item>
          <text:p text:style-name="P31">Das Token ,qAR,CALL oder ,qAC,CALL wird angehängt.</text:p>
        </text:list-item>
        <text:list-item>
          <text:p text:style-name="P32">Dies signalisiert dem APRS-IS Netzwerk, dass das Paket über ein Gateway empfangen wurde und verhindert unendliche Wiederholungen durch andere IGates.</text:p>
        </text:list-item>
      </text:list>
      <text:p text:style-name="P8"/>
      <text:h text:style-name="P9" text:outline-level="3"><text:soft-page-break/>4. Fortgeschrittene Features für Profis</text:h>
      <text:h text:style-name="P10" text:outline-level="4">SRTM-Integration und Sichtbarkeit</text:h>
      <text:p text:style-name="P28">Ähnlich wie aprsmap kann udpgate4 (sofern gegen libsrtm gelinkt) Höhendaten verwenden.</text:p>
      <text:list text:style-name="L20">
        <text:list-item>
          <text:p text:style-name="P33"><text:span text:style-name="T1">Anwendung:</text:span><text:span text:style-name="T2"> </text:span><text:span text:style-name="T3">Das Programm kann entscheiden, Pakete nur dann weiterzuleiten, wenn die Sendestation aufgrund des Geländeprofils eine realistische Chance hat, empfangen zu werden. Dies unterdrückt "Tropo-Spikes" oder fehlerhafte GPS-Daten.</text:span></text:p>
        </text:list-item>
      </text:list>
      <text:h text:style-name="P19" text:outline-level="4">Web-Interface und Monitoring</text:h>
      <text:p text:style-name="P28">Der integrierte Webserver (-w) liefert nicht nur HTML, sondern dient auch als Diagnose-Schnittstelle:</text:p>
      <text:list text:style-name="L21">
        <text:list-item>
          <text:p text:style-name="P34"><text:span text:style-name="T1">index.html:</text:span><text:span text:style-name="T2"> </text:span><text:span text:style-name="T3">Zeigt die aktuelle Uptime, CPU-Temperatur (via /sys/class/thermal/...) und Paketraten.</text:span></text:p>
        </text:list-item>
        <text:list-item>
          <text:p text:style-name="P35"><text:span text:style-name="T1">info.html:</text:span><text:span text:style-name="T2"> </text:span><text:span text:style-name="T3">Listet alle derzeit gehörten Stationen (Heard List) inklusive Signalstärke (sofern vom Empfänger geliefert) und Zeitstempel.</text:span></text:p>
        </text:list-item>
      </text:list>
      <text:p text:style-name="P8"/>
      <text:h text:style-name="P9" text:outline-level="3">5. English Expert Documentation Section</text:h>
      <text:p text:style-name="P4">udpgate4 is the sophisticated backbone of many radio telemetry networks. It manages the flow of data between the local AXUDP environment and the worldwide APRS-IS infrastructure.</text:p>
      <text:h text:style-name="P10" text:outline-level="4">Technical Core Logic:</text:h>
      <text:list text:style-name="L22">
        <text:list-item>
          <text:p text:style-name="P36"><text:span text:style-name="T1">Non-blocking Event Loop</text:span><text:span text:style-name="T3">: Using select(), it handles multiple TCP and UDP streams concurrently. This is vital for maintaining a stable connection to APRS Tier-2 servers while simultaneously serving local clients and an internal web server.</text:span></text:p>
        </text:list-item>
        <text:list-item>
          <text:p text:style-name="P36"><text:span text:style-name="T1">Intelligent Packet Deduplication</text:span><text:span text:style-name="T3">: With a 64k entry hash table, it effectively prevents "ping-pong" effects where a packet gated to the internet is immediately gated back to the local RF network.</text:span></text:p>
        </text:list-item>
        <text:list-item>
          <text:p text:style-name="P36"><text:span text:style-name="T1">IGATE Protocol Compliance</text:span><text:span text:style-name="T3">: It strictly follows the APRS-IS login and packet formatting rules, including the correct insertion of q constructs for traceability.</text:span></text:p>
        </text:list-item>
        <text:list-item>
          <text:p text:style-name="P37"><text:span text:style-name="T1">Resource Optimization</text:span><text:span text:style-name="T3">: Written with the efficiency of Modula-2 but compiled as ANSI C, it maintains a very low memory footprint, making it ideal for high-traffic gateways running on ARM or MIPS based routers.</text:span></text:p>
        </text:list-item>
      </text:list>
      <text:p text:style-name="P8"/>
      <text:h text:style-name="P9" text:outline-level="3">6. Mathematische Analyse und Performance-Tuning</text:h>
      <text:p text:style-name="P38">Hashing-Algorithmus:</text:p>
      <text:p text:style-name="P4"><text:soft-page-break/>Das Programm nutzt eine Variante des CRC-basierten Hashings für die 65536 Slots. In der Funktion AddHeard wird die Zeitstempelung und die Positionsvalidierung verknüpft, um eine zeitlich begrenzte Einmaligkeit zu garantieren.</text:p>
      <text:p text:style-name="P5">Durchsatz-Optimierung:</text:p>
      <text:list text:style-name="L23">
        <text:list-item>
          <text:p text:style-name="P39"><text:span text:style-name="T1">Zero-Copy Routing:</text:span><text:span text:style-name="T2"> </text:span><text:span text:style-name="T3">Wo möglich, wird die Payload direkt vom Eingangs- zum Ausgangspuffer durchgereicht, ohne zeitintensive String-Manipulationen.</text:span></text:p>
        </text:list-item>
        <text:list-item>
          <text:p text:style-name="P40"><text:span text:style-name="T1">TCP Keep-Alive:</text:span><text:span text:style-name="T2"> </text:span><text:span text:style-name="T3">Implementiert eigene Heartbeat-Pakete, um Verbindungen durch Firewalls und NAT-Router stabil zu halten.</text:span></text:p>
        </text:list-item>
      </text:list>
      <text:p text:style-name="P8"/>
      <text:h text:style-name="P9" text:outline-level="3">7. Fehlerbehebung für Experten (Troubleshooting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1">Problem</text:p>
          </table:table-cell>
          <table:table-cell table:style-name="Tabelle1.A1" office:value-type="string">
            <text:p text:style-name="P41">Ursache</text:p>
          </table:table-cell>
          <table:table-cell table:style-name="Tabelle1.A1" office:value-type="string">
            <text:p text:style-name="P41">Lösung</text:p>
          </table:table-cell>
        </table:table-row>
        <table:table-row>
          <table:table-cell table:style-name="Tabelle1.A1" office:value-type="string">
            <text:p text:style-name="P41">Pakete erscheinen nicht im APRS-IS</text:p>
          </table:table-cell>
          <table:table-cell table:style-name="Tabelle1.A1" office:value-type="string">
            <text:p text:style-name="P42">Falscher Passcode oder Filter</text:p>
          </table:table-cell>
          <table:table-cell table:style-name="Tabelle1.A1" office:value-type="string">
            <text:p text:style-name="P42">-p Passcode mit callpass verifizieren; Filter-Syntax prüfen.</text:p>
          </table:table-cell>
        </table:table-row>
        <table:table-row>
          <table:table-cell table:style-name="Tabelle1.A1" office:value-type="string">
            <text:p text:style-name="P41">Dauernde Reconnects</text:p>
          </table:table-cell>
          <table:table-cell table:style-name="Tabelle1.A1" office:value-type="string">
            <text:p text:style-name="P42">MTU-Problem oder Firewall-Drop</text:p>
          </table:table-cell>
          <table:table-cell table:style-name="Tabelle1.A1" office:value-type="string">
            <text:p text:style-name="P42">Prüfen, ob Port 14580 (TCP) offen ist; Ping-Checks reduzieren.</text:p>
          </table:table-cell>
        </table:table-row>
        <table:table-row>
          <table:table-cell table:style-name="Tabelle1.A1" office:value-type="string">
            <text:p text:style-name="P41">Hoher Speicherverbrauch</text:p>
          </table:table-cell>
          <table:table-cell table:style-name="Tabelle1.A1" office:value-type="string">
            <text:p text:style-name="P42">Zu große Heard-Liste</text:p>
          </table:table-cell>
          <table:table-cell table:style-name="Tabelle1.A1" office:value-type="string">
            <text:p text:style-name="P42">Zeitfenster für die Beibehaltung der MH-Liste reduzieren (via Quellcode-Konstante).</text:p>
          </table:table-cell>
        </table:table-row>
        <table:table-row>
          <table:table-cell table:style-name="Tabelle1.A1" office:value-type="string">
            <text:p text:style-name="P41">Keine Sonden-Daten im Netz</text:p>
          </table:table-cell>
          <table:table-cell table:style-name="Tabelle1.A1" office:value-type="string">
            <text:p text:style-name="P42">Pfad-Fehler</text:p>
          </table:table-cell>
          <table:table-cell table:style-name="Tabelle1.A1" office:value-type="string">
            <text:p text:style-name="P42">Sicherstellen, dass sondeudp Pakete mit gültigen Koordinaten liefert; -g Option prüfen.</text:p>
          </table:table-cell>
        </table:table-row>
      </table:table>
      <text:p text:style-name="P8"/>
      <text:h text:style-name="P9" text:outline-level="3">Fazit</text:h>
      <text:p text:style-name="P4">udpgate4 ist das "Schweizer Taschenmesser" für APRS-Netzbetreiber. Es kombiniert die Robustheit eines Netzwerk-Gateways mit der Intelligenz eines Funk-Dekoders. Durch die Integration von Web-Monitoring und SRTM-basierten Filtern bietet es Möglichkeiten, die weit über Standard-IGates hinausgehen. In einer stabilen OE5DXL-Umgebung ist udpgate4 der zentrale <text:soft-page-break/>Knotenpunkt, der lokale Daten weltweit verfügbar macht und gleichzeitig das lokale Netz vor Überlastung durch Internet-Traffic schütz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9:07:30.528114300</meta:creation-date>
    <dc:date>2026-01-25T19:08:25.137530000</dc:date>
    <meta:editing-duration>PT55S</meta:editing-duration>
    <meta:editing-cycles>1</meta:editing-cycles>
    <meta:document-statistic meta:table-count="1" meta:image-count="0" meta:object-count="0" meta:page-count="5" meta:paragraph-count="78" meta:word-count="880" meta:character-count="6898" meta:non-whitespace-character-count="6127"/>
    <meta:generator>LibreOffice/25.8.4.2$Windows_X86_64 LibreOffice_project/290daaa01b999472f0c7a3890eb6a550fd74c6df</meta:generator>
  </office:meta>
</office:document-meta>
</file>